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50.71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ka</text:p>
          </table:table-cell>
          <table:table-cell office:value-type="string">
            <text:p>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ka</text:p>
          </table:table-cell>
          <table:table-cell office:value-type="string">
            <text:p>არ შეიცავს</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ka</text:p>
          </table:table-cell>
          <table:table-cell office:value-type="string">
            <text:p>იწყ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ka</text:p>
          </table:table-cell>
          <table:table-cell office:value-type="string">
            <text:p>მთავრდ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ka</text:p>
          </table:table-cell>
          <table:table-cell office:value-type="string">
            <text:p>~შენიშვნის ჩამატება</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ka</text:p>
          </table:table-cell>
          <table:table-cell office:value-type="string">
            <text:p>~გრაფიკის შენახვა...</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ka</text:p>
          </table:table-cell>
          <table:table-cell office:value-type="string">
            <text:p>\&lt;bookmark_value\&gt;სორტირება; მონაცემთა ბაზის რანგის პარამეტრები\&lt;/bookmark_value\&gt;\&lt;bookmark_value\&gt;სორტირება;აზიური ენები\&lt;/bookmark_value\&gt;\&lt;bookmark_value\&gt;აზიური ენები;სორტირება\&lt;/bookmark_value\&gt;\&lt;bookmark_value\&gt;სატელეფონო წიგნის სორტირების წესები\&lt;/bookmark_value\&gt;\&lt;bookmark_value\&gt;ბუნებრივი სორტირების ალგორითმი\&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ka</text:p>
          </table:table-cell>
          <table:table-cell office:value-type="string">
            <text:p>ბუნებრივი სორტირების ჩართვა</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ka</text:p>
          </table:table-cell>
          <table:table-cell office:value-type="string">
            <text:p>\&lt;ahelp hid=\"SC:CHECKBOX:RID_SCPAGE_SORT_OPTIONS:BTN_NATURALSORT\"\&gt;ბუნებრივი სორტირება ხდება ალგორითმით, რომელიც რომელიც ტექსტურ პრეფიქსიანი რიცხვების სორტირებას აწარმოებს თითოეულ სორტირებულ რიცხვში რიცხვითი ელემენტის მნიშვნელობის მიხედვით, ნაცვლად ჩვეულებრივი სტრიქონების სორტირების ტრადიციული წესისა.\&lt;/ahelp\&gt; მაგალითად, დავუშვათ გაქვთ მნიშვნელობათა სერია A1, A2, A3, A4, A5, A6, ..., A19, A20, A21. ამ მნიშვნელობების უჯრათა რანგში ჩასმისას და სორტირებისას იგი გარდაიქმნება შემდეგნაირად, A1, A11, A12, A13, ..., A19, A2, A20, A21, A3, A4, A5, ..., A9. მათთვის, ვინც სორტიერების შიდა მექანიზმს ხვდება, ეს წესი სავსებით მისაღებია, მაშინ როცა უმრავლესობისთვის სრულიად უცნაური, თუ მიუღებელი არა. ბუნებრივი სორტირების ჩართვისას, ზემოთ მოყვანილი მნიშვნელობები "მართებულად" დალაგდება, რაც ზოგადად აუმჯობესებს და მოსახერხებელს ხდის სორტირებას.</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ka</text:p>
          </table:table-cell>
          <table:table-cell office:value-type="string">
            <text:p>დამხმარე ხელსაწყო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ka</text:p>
          </table:table-cell>
          <table:table-cell office:value-type="string">
            <text:p>%PRODUCTNAME სასარგებლო დამხმარე ხელსაწყოები გალერეის, თარგების, სანიმუშო დოკუმენტებისა და სხვადასხვა შრიფტების ჩათვლ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გალერე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ka</text:p>
          </table:table-cell>
          <table:table-cell office:value-type="string">
            <text:p>%PRODUCTNAME გალერეა სხვადასხვა თემებში 2900 ელემენტზე მეტს შეიცავ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თარგ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ka</text:p>
          </table:table-cell>
          <table:table-cell office:value-type="string">
            <text:p>შექმენით სრულყოფილი დოკუმენტები წამებში თარგების გამოყენები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ka</text:p>
          </table:table-cell>
          <table:table-cell office:value-type="string">
            <text:p>დოკუმენტების ნიმუშები სასწავლად გამოგადგებათ.</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ka</text:p>
          </table:table-cell>
          <table:table-cell office:value-type="string">
            <text:p>%PRODUCTNAME დოკუმენტაცი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რეკლამ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ka</text:p>
          </table:table-cell>
          <table:table-cell office:value-type="string">
            <text:p>%PRODUCTNAME სარეკლამო მასალ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შრიფტებ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ka</text:p>
          </table:table-cell>
          <table:table-cell office:value-type="string">
            <text:p>დამატებითი შრიფტები %PRODUCTNAME და სხვა პროგრამებისთვის.</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ka</text:p>
          </table:table-cell>
          <table:table-cell office:value-type="string">
            <text:p>SVG იმპორტის მხარდაჭერა</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ka</text:p>
          </table:table-cell>
          <table:table-cell office:value-type="string">
            <text:p>მომხმარებლის სახელმძღვანელო</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ka</text:p>
          </table:table-cell>
          <table:table-cell office:value-type="string">
            <text:p>პროგრამის აგებაში წვლილი მიუძღვის OxygenOffice გუნდს. მადლობებისთვის მოინახულეთ: <text:a xlink:href="http://www.openoffice.org/welcome/credits.html">http://www.openoffice.org/welcome/credits.html</text:a></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46:1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33:30</meta:creation-date>
    <dc:creator>Kálmán Szalai</dc:creator>
    <dc:date>2007-06-20T13:46:16</dc:date>
    <dc:language>en-US</dc:language>
    <meta:editing-cycles>2</meta:editing-cycles>
    <meta:editing-duration>PT9S</meta:editing-duration>
    <meta:user-defined meta:name="Info 1"/>
    <meta:user-defined meta:name="Info 2"/>
    <meta:user-defined meta:name="Info 3"/>
    <meta:user-defined meta:name="Info 4"/>
    <meta:document-statistic meta:table-count="1" meta:cell-count="684"/>
  </office:meta>
</office:document-meta>
</file>